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i</text:p>
      <text:p text:style-name="P1"/>
      <text:p text:style-name="P2">Il progetto è stato portato a termine entro i tempi previsti, senza incontrare particolari problemi. Ogni membro del gruppo ha saputo gestire bene le tecnologie utilizzate per creare un sito internet efficiente dal punto di vista dei contenuti, dell'accessibilità e dell'usabilità. Sebbene sia stato usato HTML5 e CSS3, alcune funzioni di questi linguaggi, come ad esempio le canvas, non sono state utilizzate. È stata fatta questa scelta, perché l'utenza e le richieste del sito necessitano di poche funzionalit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4S</meta:editing-duration>
    <meta:editing-cycles>3</meta:editing-cycles>
    <meta:generator>OpenOffice/4.1.11$Win32 OpenOffice.org_project/4111m1$Build-9808</meta:generator>
    <dc:date>2022-06-05T17:20:24.88</dc:date>
    <meta:document-statistic meta:table-count="0" meta:image-count="0" meta:object-count="0" meta:page-count="1" meta:paragraph-count="2" meta:word-count="79" meta:character-count="525"/>
    <dc:creator>Edoardo Retis</dc:creator>
    <meta:user-defined meta:name="Info 1"/>
    <meta:user-defined meta:name="Info 2"/>
    <meta:user-defined meta:name="Info 3"/>
    <meta:user-defined meta:name="Info 4"/>
  </office:meta>
</office:document-meta>
</file>